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Inner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B07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None yet; feel free to read-up on our work at <text:a xlink:href="https://dirkriehle.com/" xlink:type="simple">https://dirkriehle.com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5M43S</meta:editing-duration>
    <meta:editing-cycles>170</meta:editing-cycles>
    <meta:generator>LibreOffice/6.0.7.3$Linux_X86_64 LibreOffice_project/00m0$Build-3</meta:generator>
    <meta:initial-creator>Dirk Riehle</meta:initial-creator>
    <dc:date>2019-06-04T11:46:09.552970433</dc:date>
    <meta:printed-by>Dirk Riehle</meta:printed-by>
    <meta:print-date>2013-05-04T19:19:21</meta:print-date>
    <dc:creator>D R</dc:creator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